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Api la Data Science pour tous – Jour 1</text:span>
            </text:h>
      <text:h text:style-name="Heading1" text:outline-level="1">
                <text:span>Introduction à la Data Science</text:span>
            </text:h>
      <text:p text:style-name="Normal">
                <text:span>[TOC]</text:span>
            </text:p>
      <text:h text:style-name="Heading2" text:outline-level="2">
                <text:span>Présentation</text:span>
            </text:h>
      <text:p text:style-name="Normal">
                <text:span>Support : </text:span>
                <text:a xlink:type="simple" xlink:href="https://www.hds.utc.fr/~tdenoeux/dokuwiki/_media/en/utc_sept_2018.pdf">
                    <text:span>https://www.hds.utc.fr/~tdenoeux/dokuwiki/_media/en/utc_sept_2018.pdf</text:span>
                </text:a>
            </text:p>
      <text:list>
        <text:list-item>
          <text:p text:style-name="Normal">
                        <text:span>Sébastien Destercke
</text:span>
                    </text:p>
          <text:list>
            <text:list-item>
              <text:p text:style-name="Normal">
                                <text:span>Enseignant chercheur au GI - FDD - CNRS</text:span>
                            </text:p>
            </text:list-item>
          </text:list>
        </text:list-item>
      </text:list>
      <text:h text:style-name="Heading2" text:outline-level="2">
                <text:span>L’Intelligence artificielle (IA)</text:span>
            </text:h>
      <text:p text:style-name="Normal">
                <text:span>Reproduire des raisonnements humains de manière automatique.</text:span>
            </text:p>
      <text:p text:style-name="Normal">
                <text:span>
C’est un domaine très vaste qui regroupe plus ou moins de nombreuses disciplines (vision par ordinateur, théorie des jeux etc.).</text:span>
            </text:p>
      <text:p text:style-name="Normal">
                <text:span>Fondements théoriques de l’informatique par Alan Turing, inventeur du test de Turing : “Suis-je en train de parler à une machine ou non ?”.</text:span>
            </text:p>
      <text:p text:style-name="Normal">
                <text:span>Claude Shannon, acteur très important aussi.</text:span>
            </text:p>
      <text:list>
        <text:list-item>
          <text:p text:style-name="Normal">
                        <text:span>IA symbolique :</text:span>
                        <text:span> ensemble de règles définies sous forme logique avec des symboles etc.</text:span>
                    </text:p>
        </text:list-item>
        <text:list-item>
          <text:p text:style-name="Normal">
                        <text:span>IA forte :</text:span>
                        <text:span> développer une machine consciente capable de comportements intelligents. Ce type d’IA reste très peu probable à l’heure actuelle.</text:span>
                    </text:p>
        </text:list-item>
        <text:list-item>
          <text:p text:style-name="Normal">
                        <text:span>IA faible :</text:span>
                        <text:span> Ce qu’on fait de nos jours. Automatiser le plus possible de raisonnements complexes comme le traitement de la parole (Siri par Apple et Amazon Alexa par exemple) ou encore la reconnaissance d’obstacles.</text:span>
                    </text:p>
        </text:list-item>
      </text:list>
      <text:p text:style-name="Normal">
                <text:span>Dans les années 50, on faisait de l’IA symbolique (avec des règles logiques pas forcément très complexes). Ensuite il y a eu l’émergence des systèmes experts. C’était un peu de l’IA mais on n’appellait pas ça comme ça.</text:span>
            </text:p>
      <text:list>
        <text:list-item>
          <text:p text:style-name="Normal">
                        <text:span>Début des années 90 :</text:span>
                        <text:span> Réseaux de neurones (Yann Le Cun)</text:span>
                    </text:p>
        </text:list-item>
      </text:list>
      <text:p text:style-name="Normal">
                <text:span>Maintenant : C’est à la mode, les gens croient que l’IA va tout résoudre.</text:span>
            </text:p>
      <text:h text:style-name="Heading2" text:outline-level="2">
                <text:span>Apprentissage automatique (Machine Learning)</text:span>
            </text:h>
      <text:p text:style-name="Normal">
                <text:span>C’est une branche de l’IA.</text:span>
            </text:p>
      <text:p text:style-name="Normal">
                <text:span>
La machine apprend à partir d’observations.</text:span>
            </text:p>
      <text:p text:style-name="Normal">
                <text:span>L’un des challenges les plus connus est le fait de reconnaître des chiffres écrits à la main.</text:span>
            </text:p>
      <text:p text:style-name="Normal">
                <text:span>A l’intersection entre statistiques, informatique et science des données (prétraitements).</text:span>
            </text:p>
      <text:p text:style-name="Normal">
                <text:span>Applications : recherche Google, recommandations, voitures autonomes (–&gt; Heudiasyc) etc.</text:span>
            </text:p>
      <text:h text:style-name="Heading3" text:outline-level="3">
                <text:span>Apprentissage supervisé vs apprentissage non supervisé</text:span>
            </text:h>
      <text:h text:style-name="Heading3" text:outline-level="3">
                <text:span>Régression logistique</text:span>
            </text:h>
      <text:p text:style-name="Normal">
                <text:span>Observations -&gt; modèle</text:span>
            </text:p>
      <text:p text:style-name="Normal">
                <text:span>
Tâche à résoudre ? Comment modéliser ?</text:span>
            </text:p>
      <text:p text:style-name="Normal">
                <text:span>Ex : infarctus du myocarde</text:span>
            </text:p>
      <text:list>
        <text:list-item>
          <text:p text:style-name="Normal">
                        <text:span>Quelle proba de l’avoir -&gt; analyser âge &amp; taux de chloestérol</text:span>
                    </text:p>
        </text:list-item>
        <text:list-item>
          <text:p text:style-name="Normal">
                        <text:span>Approche expert -&gt; règles Si … Alors
</text:span>
                    </text:p>
          <text:list>
            <text:list-item>
              <text:p text:style-name="Normal">
                                <text:span>Si âge &gt; 60 et ldl &gt; 10 Alors risque élevé</text:span>
                            </text:p>
            </text:list-item>
            <text:list-item>
              <text:p text:style-name="Normal">
                                <text:span>Si 50 &lt; âge et 8 &lt; ldl &lt;= 10 Alors risque moyen</text:span>
                            </text:p>
            </text:list-item>
            <text:list-item>
              <text:p text:style-name="Normal">
                                <text:span>Difficile à faire à la main</text:span>
                            </text:p>
            </text:list-item>
            <text:list-item>
              <text:p text:style-name="Normal">
                                <text:span>Mais système interprétable facilement par médecin</text:span>
                            </text:p>
            </text:list-item>
          </text:list>
        </text:list-item>
        <text:list-item>
          <text:p text:style-name="Normal">
                        <text:span>Régression
</text:span>
                    </text:p>
          <text:list>
            <text:list-item>
              <text:p text:style-name="Normal">
                                <text:span>Trouver la droite/modèle qui minimise la somme des erreurs</text:span>
                            </text:p>
            </text:list-item>
            <text:list-item>
              <text:p text:style-name="Normal">
                                <text:span>Choisir les paramètres de la droite (w0, w1, w2)</text:span>
                            </text:p>
            </text:list-item>
            <text:list-item>
              <text:p text:style-name="Normal">
                                <text:span>Méthode de l’entropie croisée</text:span>
                            </text:p>
            </text:list-item>
            <text:list-item>
              <text:p text:style-name="Normal">
                                <text:span>Optimiser une fonction convexe (ici la fonction d’erreur) -&gt; descente de gradient</text:span>
                            </text:p>
            </text:list-item>
            <text:list-item>
              <text:p text:style-name="Normal">
                                <text:span>Non-convexe -&gt; gradient stochastique/recuit simulé</text:span>
                            </text:p>
            </text:list-item>
          </text:list>
        </text:list-item>
      </text:list>
      <text:p text:style-name="Normal">
                <text:span>Probabilité d’erreur -&gt; Il ne faut pas simplement minimiser le taux d’erreur</text:span>
            </text:p>
      <text:p text:style-name="Normal">
                <text:span>Ex : reconnaissance d’expressions</text:span>
            </text:p>
      <text:list>
        <text:list-item>
          <text:p text:style-name="Normal">
                        <text:span>Différente expressions simulées (joie, peur, dégoût etc)</text:span>
                    </text:p>
        </text:list-item>
      </text:list>
      <text:h text:style-name="Heading3" text:outline-level="3">
                <text:span>Linéaire au non-linéaire</text:span>
            </text:h>
      <text:p text:style-name="Normal">
                <text:span>Images d’animaux -&gt; couleurs, très variable, linéaire devient difficile</text:span>
            </text:p>
      <text:p text:style-name="Normal">
                <text:span>Trouver l’espace de représentation (cartésien/polaire/…)</text:span>
            </text:p>
      <text:h text:style-name="Heading2" text:outline-level="2">
                <text:span>Réseaux de neurones profonds</text:span>
            </text:h>
      <text:h text:style-name="Heading3" text:outline-level="3">
                <text:span>Réseau de neurones (perceptron) -&gt; somme de paramètres (xi)*poids (très simplifié : 2 classes possibles)</text:span>
            </text:h>
      <text:p text:style-name="Normal">
                <text:span>Jeu de poids -&gt; somme -&gt; fonction d’activation -&gt; 0 ou 1</text:span>
            </text:p>
      <text:list>
        <text:list-item>
          <text:p text:style-name="Normal">
                        <text:span>limité donc amélioration avec fonction dérivable</text:span>
                    </text:p>
        </text:list-item>
      </text:list>
      <text:p text:style-name="Normal">
                <text:span>Rétropropager la dérivé de l’erreur</text:span>
            </text:p>
      <text:h text:style-name="Heading3" text:outline-level="3">
                <text:span>Aujourd’hui -&gt; réseaux multicouche (multiplicité des paramètres)</text:span>
            </text:h>
      <text:p text:style-name="Normal">
                <text:span>Il faut beaucoup de données pour que ces modèles soient efficaces</text:span>
            </text:p>
      <text:list>
        <text:list-item>
          <text:p text:style-name="Normal">
                        <text:span>Données images -&gt; transformation de données (ex : décaler le sujet dans l’image)</text:span>
                    </text:p>
        </text:list-item>
      </text:list>
      <text:p text:style-name="Normal">
                <text:span>Choix du modèle de représentation (droite, 2nd degré etc.) en fct :</text:span>
            </text:p>
      <text:list>
        <text:list-item>
          <text:p text:style-name="Normal">
                        <text:span>Des données d’entrée (qte, répartition…)</text:span>
                    </text:p>
        </text:list-item>
        <text:list-item>
          <text:p text:style-name="Normal">
                        <text:span>De l’exploitation en sortie (complexité/exactitude souhaité)</text:span>
                    </text:p>
        </text:list-item>
        <text:list-item>
          <text:p text:style-name="Normal">
                        <text:span>Peu de paramètres : beaucoup d’erreurs</text:span>
                    </text:p>
        </text:list-item>
        <text:list-item>
          <text:p text:style-name="Normal">
                        <text:span>Trop de paramètres : impossible de dégager les tendances/patterns dans les données inconnues</text:span>
                    </text:p>
        </text:list-item>
        <text:list-item>
          <text:p text:style-name="Normal">
                        <text:span>Trouver le juste milieu</text:span>
                    </text:p>
        </text:list-item>
        <text:list-item>
          <text:p text:style-name="Normal">
                        <text:span>Fonction idéale inaccessible, on veut donc s’en rapprocher le plus possible</text:span>
                    </text:p>
        </text:list-item>
      </text:list>
      <text:p text:style-name="Normal">
                <text:span>Erreur : test - apprentissage</text:span>
            </text:p>
      <text:list>
        <text:list-item>
          <text:p text:style-name="Normal">
                        <text:span>Point critique d’erreur “optimum” puis divergence entre test et apprentissage -&gt; “surapprentissage”</text:span>
                    </text:p>
        </text:list-item>
      </text:list>
      <text:h text:style-name="Heading3" text:outline-level="3">
                <text:span>Réseaux de convolution</text:span>
            </text:h>
      <text:p text:style-name="Normal">
                <text:span>Technique maîtrisée aujourd’hui</text:span>
            </text:p>
      <text:p text:style-name="Normal">
                <text:span>Marche bien pour la classification d’images</text:span>
            </text:p>
      <text:p text:style-name="Normal">
                <text:span>Convolution : Suite de transformations de l’espace pour se ramener à un réseau linéaire</text:span>
            </text:p>
      <text:p text:style-name="Normal">
                <text:span>Chaque couche du réseau se spécialise (coins, lignes, détails)</text:span>
            </text:p>
      <text:h text:style-name="Heading2" text:outline-level="2">
                <text:span>Conclusion</text:span>
            </text:h>
      <text:p text:style-name="Normal">
                <text:span>Parmi les grandes questions actuelles : causalité/raisonnement, les techniques symboliques, quantification des incertitudes (exemple de l’erreur “panda”/“cheval” )</text:span>
            </text:p>
      <text:p text:style-name="Normal">
                <text:span>Modèles reproduisent les régularités statistiques</text:span>
            </text:p>
      <text:p text:style-name="Normal">
                <text:span>
Si les données ont un biais éthique -&gt; sera reproduit par le modèle…</text:span>
            </text:p>
      <text:p text:style-name="Normal">
                <text:span>à l’UTC :</text:span>
            </text:p>
      <text:list>
        <text:list-item>
          <text:p text:style-name="Normal">
                        <text:span>GI FDD/ICSI</text:span>
                    </text:p>
        </text:list-item>
        <text:list-item>
          <text:p text:style-name="Normal">
                        <text:span>UVs : SY02 </text:span>
                        <text:span>; SY09; SY27; RO04; IA0[1/2]</text:span>
                    </text:p>
        </text:list-item>
        <text:list-item>
          <text:p text:style-name="Normal">
                        <text:span>Master &amp; recherche</text:span>
                    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